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in" fo:margin-left="-0.4375in" fo:margin-top="0in" fo:margin-bottom="0in" table:align="left" style:writing-mode="lr-tb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4896in"/>
    </style:style>
    <style:style style:name="Table1.D" style:family="table-column">
      <style:table-column-properties style:column-width="1.6771in"/>
    </style:style>
    <style:style style:name="Table1.E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1.0222in" fo:keep-together="auto"/>
    </style:style>
    <style:style style:name="P1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3ffa3"/>
    </style:style>
    <style:style style:name="P2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indent="0in" style:auto-text-indent="false"/>
      <style:text-properties officeooo:rsid="0013ffa3" officeooo:paragraph-rsid="0013ffa3"/>
    </style:style>
    <style:style style:name="P3" style:family="paragraph" style:parent-style-name="List_20_Paragraph" style:list-style-name="WWNum1">
      <style:paragraph-properties fo:margin-left="0in" fo:margin-right="0in" fo:margin-top="0in" fo:margin-bottom="0in" loext:contextual-spacing="true" fo:line-height="100%" fo:text-indent="0in" style:auto-text-indent="false" style:writing-mode="lr-tb"/>
      <style:text-properties officeooo:rsid="0013ffa3" officeooo:paragraph-rsid="0013ffa3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12610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3ffa3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5e566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90e89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126101" officeooo:paragraph-rsid="0012610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3ffa3" officeooo:paragraph-rsid="0013ffa3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5e566" officeooo:paragraph-rsid="0015e566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7413a" officeooo:paragraph-rsid="0017413a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190e89" officeooo:paragraph-rsid="00190e89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197ff7" officeooo:paragraph-rsid="00197ff7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rsid="001b7ac3" officeooo:paragraph-rsid="001b7ac3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size="5pt" fo:font-weight="bold" style:font-size-asian="4.34999990463257pt" style:font-weight-asian="bold" style:font-size-complex="5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5pt" officeooo:rsid="00197ff7" officeooo:paragraph-rsid="00197ff7" style:font-size-asian="4.34999990463257pt" style:font-size-complex="5pt"/>
    </style:style>
    <style:style style:name="P2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officeooo:rsid="0017413a" officeooo:paragraph-rsid="0017413a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officeooo:rsid="00190e89" officeooo:paragraph-rsid="00190e89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officeooo:rsid="00197ff7" officeooo:paragraph-rsid="00197ff7"/>
    </style:style>
    <style:style style:name="P24" style:family="paragraph" style:parent-style-name="Standard">
      <style:paragraph-properties fo:margin-top="0in" fo:margin-bottom="0in" loext:contextual-spacing="false" fo:line-height="100%" style:writing-mode="lr-tb"/>
      <style:text-properties fo:font-size="5pt" officeooo:rsid="0017413a" officeooo:paragraph-rsid="0017413a" style:font-size-asian="4.34999990463257pt" style:font-size-complex="5pt"/>
    </style:style>
    <style:style style:name="P25" style:family="paragraph" style:parent-style-name="Footer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7ff7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26101"/>
    </style:style>
    <style:style style:name="T6" style:family="text">
      <style:text-properties officeooo:rsid="0013ffa3"/>
    </style:style>
    <style:style style:name="T7" style:family="text">
      <style:text-properties officeooo:rsid="0015e566"/>
    </style:style>
    <style:style style:name="T8" style:family="text">
      <style:text-properties officeooo:rsid="0017413a"/>
    </style:style>
    <style:style style:name="T9" style:family="text">
      <style:text-properties officeooo:rsid="00190e89"/>
    </style:style>
    <style:style style:name="T10" style:family="text">
      <style:text-properties officeooo:rsid="00197ff7"/>
    </style:style>
    <style:style style:name="T11" style:family="text">
      <style:text-properties officeooo:rsid="001b7a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Project Taskboard</text:span></text:p>
      <text:p text:style-name="P4"><text:span text:style-name="T1">(1</text:span><text:span text:style-name="T2">0</text:span><text:span text:style-name="T1">/</text:span><text:span text:style-name="T2">4</text:span><text:span text:style-name="T1">/201</text:span><text:span text:style-name="T2">8</text:span><text:span text:style-name="T1">)</text:span></text:p>
      <text:p text:style-name="P18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T3">User Story</text:span></text:p>
          </table:table-cell>
          <table:table-cell table:style-name="Table1.A1" office:value-type="string">
            <text:p text:style-name="P6"><text:span text:style-name="T3">New </text:span></text:p>
          </table:table-cell>
          <table:table-cell table:style-name="Table1.A1" office:value-type="string">
            <text:p text:style-name="P6"><text:span text:style-name="T3">In Progress </text:span></text:p>
          </table:table-cell>
          <table:table-cell table:style-name="Table1.A1" office:value-type="string">
            <text:p text:style-name="P6"><text:span text:style-name="T3">To Verify</text:span></text:p>
          </table:table-cell>
          <table:table-cell table:style-name="Table1.A1" office:value-type="string">
            <text:p text:style-name="P6"><text:span text:style-name="T3">Accepted</text:span></text:p>
          </table:table-cell>
        </table:table-row>
        <table:table-row table:style-name="Table1.2">
          <table:table-cell table:style-name="Table1.A1" office:value-type="string">
            <text:p text:style-name="P11">US1.1</text:p>
            <text:p text:style-name="P11">User sees a main menu</text:p>
            <text:p text:style-name="P7"><text:span text:style-name="T5">Priority: high</text:span></text:p>
          </table:table-cell>
          <table:table-cell table:style-name="Table1.A1" office:value-type="string">
            <text:p text:style-name="P12">Task: Add options to the main menu</text:p>
            <text:p text:style-name="P12">Person: <text:span text:style-name="T8">N/A</text:span></text:p>
            <text:p text:style-name="P12">EH: 3</text:p>
            <text:p text:style-name="P12">SH: 0</text:p>
            <text:p text:style-name="P12">TH: 3</text:p>
            <text:p text:style-name="P12"/>
            <text:p text:style-name="P16">Task: Make main menu look better</text:p>
            <text:p text:style-name="P16">Person: N/A</text:p>
            <text:p text:style-name="P16">EH: 4</text:p>
            <text:p text:style-name="P16">SH: 0</text:p>
            <text:p text:style-name="P16">TH: 4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Task: Design basic main menu</text:p>
            <text:list xml:id="list192487516" text:style-name="WWNum1">
              <text:list-header>
                <text:p text:style-name="P3">Person: Ahmad Khaled</text:p>
                <text:p text:style-name="P3">EH: 2</text:p>
                <text:p text:style-name="P2">SH: N/A</text:p>
                <text:p text:style-name="P1"><text:span text:style-name="T6">TH: 0</text:span>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5">US1.2</text:p>
            <text:p text:style-name="P12">Game runs on portrait mode with camera following the player</text:p>
            <text:p text:style-name="P5">Priority: <text:span text:style-name="T7">high</text:span></text:p>
          </table:table-cell>
          <table:table-cell table:style-name="Table1.A1" office:value-type="string">
            <text:p text:style-name="P5">Task: <text:span text:style-name="T8">Make the camera shake when bullet is fired</text:span></text:p>
            <text:p text:style-name="P5">Person: <text:span text:style-name="T8">N/A</text:span></text:p>
            <text:p text:style-name="P5">EH: <text:span text:style-name="T6">1.5</text:span></text:p>
            <text:p text:style-name="P5">SH: 0</text:p>
            <text:p text:style-name="P5">TH: <text:span text:style-name="T6">1.5</text:span></text:p>
            <text:p text:style-name="P5"/>
            <text:p text:style-name="P8">Task: <text:span text:style-name="T6">Camera gets affected by aim angle</text:span></text:p>
            <text:p text:style-name="P8">Person: <text:span text:style-name="T8">N/A</text:span></text:p>
            <text:p text:style-name="P8">EH: <text:span text:style-name="T6">1.5</text:span></text:p>
            <text:p text:style-name="P8">SH: 0</text:p>
            <text:p text:style-name="P8">TH: <text:span text:style-name="T6">1.5</text:span>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2">N/A</text:p>
          </table:table-cell>
          <table:table-cell table:style-name="Table1.A1" office:value-type="string">
            <text:p text:style-name="P15">Task: Create a map loader</text:p>
            <text:p text:style-name="P15">Person: Ahmed Essam</text:p>
            <text:p text:style-name="P15">EH: 3</text:p>
            <text:p text:style-name="P15">SH: N/A</text:p>
            <text:p text:style-name="P10"><text:span text:style-name="T9">TH: 0</text:span></text:p>
            <text:p text:style-name="P5"/>
            <text:p text:style-name="P5">Task: <text:span text:style-name="T6">Camera gets pivoted at the player</text:span> </text:p>
            <text:p text:style-name="P5">Person: Ahmed <text:span text:style-name="T7">Essam</text:span></text:p>
            <text:p text:style-name="P5">EH: <text:span text:style-name="T6">0.5</text:span></text:p>
            <text:p text:style-name="P5">SH: <text:span text:style-name="T6">0.5</text:span></text:p>
            <text:p text:style-name="P5">TH: 0</text:p>
          </table:table-cell>
        </table:table-row>
        <table:table-row table:style-name="Table1.1">
          <table:table-cell table:style-name="Table1.A1" office:value-type="string">
            <text:p text:style-name="P5">US2.1</text:p>
            <text:p text:style-name="P13">Player can move the character</text:p>
            <text:p text:style-name="P13">Priority: hight</text:p>
          </table:table-cell>
          <table:table-cell table:style-name="Table1.A1" office:value-type="string">
            <text:p text:style-name="P13">Task: Take inertia and acceleration into consideration</text:p>
            <text:p text:style-name="P15">Person: <text:span text:style-name="T10">N/A</text:span></text:p>
            <text:p text:style-name="P13">EH: 5</text:p>
            <text:p text:style-name="P13"><text:soft-page-break/>SH: 0</text:p>
            <text:p text:style-name="P13">TH: 5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9">Task: <text:span text:style-name="T7">Develop basic control system</text:span></text:p>
            <text:p text:style-name="P9">Person: Ahmed <text:span text:style-name="T7">Essam</text:span></text:p>
            <text:p text:style-name="P9">EH: <text:span text:style-name="T6">0.5</text:span></text:p>
            <text:p text:style-name="P9">SH: <text:span text:style-name="T6">0.5</text:span></text:p>
            <text:p text:style-name="P9"><text:soft-page-break/>TH: 0</text:p>
            <text:p text:style-name="P17"/>
            <text:p text:style-name="P17">Task: Develop collision system</text:p>
            <text:p text:style-name="P17">Person: Omniia Mohyee</text:p>
            <text:p text:style-name="P17">EH: 3</text:p>
            <text:p text:style-name="P17">SH: 3</text:p>
            <text:p text:style-name="P17">TH: 0</text:p>
          </table:table-cell>
        </table:table-row>
        <table:table-row table:style-name="Table1.1">
          <table:table-cell table:style-name="Table1.A1" office:value-type="string">
            <text:p text:style-name="P13">US2.2</text:p>
            <text:p text:style-name="P13">Player can kill enemy characters</text:p>
            <text:p text:style-name="P13">Priority: high</text:p>
          </table:table-cell>
          <table:table-cell table:style-name="Table1.A1" office:value-type="string">
            <text:p text:style-name="P13">Task: Create health system</text:p>
            <text:p text:style-name="P14">Person: Ahmad Khaled</text:p>
            <text:p text:style-name="P13">EH: 0.5</text:p>
            <text:p text:style-name="P13">SH: 0</text:p>
            <text:p text:style-name="P13">TH: 0.<text:span text:style-name="T8">5</text:span></text:p>
            <text:p text:style-name="P13"/>
            <text:p text:style-name="P13">Task: <text:span text:style-name="T8">Create score system</text:span></text:p>
            <text:p text:style-name="P14">Person: N/A</text:p>
            <text:p text:style-name="P14">EH: 1.5</text:p>
            <text:p text:style-name="P14">SH: 0</text:p>
            <text:p text:style-name="P14">TH: 1.5</text:p>
          </table:table-cell>
          <table:table-cell table:style-name="Table1.A1" office:value-type="string">
            <text:p text:style-name="P13">Task: Enemy system gets notified when an enemy is attacked</text:p>
            <text:p text:style-name="P14">Person: Ahmed Khaled/ Ibrahim <text:span text:style-name="T11">Mahmoud</text:span></text:p>
            <text:p text:style-name="P13">EH: 2</text:p>
            <text:p text:style-name="P13">SH: 0.5</text:p>
            <text:p text:style-name="P13">TH: 1.5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5">Task: Design customizable weapon component, <text:span text:style-name="T10">and its builder</text:span></text:p>
            <text:p text:style-name="P15">Person: Ibrahim <text:span text:style-name="T10">Mahmoud</text:span></text:p>
            <text:p text:style-name="P16">EH: 3</text:p>
            <text:p text:style-name="P16">SH: N/A</text:p>
            <text:p text:style-name="P16">TH: 0</text:p>
            <text:p text:style-name="P19"/>
            <text:p text:style-name="P16">Task: Create a weapon system</text:p>
            <text:p text:style-name="P16">Person: Ibrahim Mahmoud</text:p>
            <text:p text:style-name="P16">EH: 6</text:p>
            <text:p text:style-name="P16">SH: N/A</text:p>
            <text:p text:style-name="P16">TH: 0</text:p>
          </table:table-cell>
        </table:table-row>
        <table:table-row table:style-name="Table1.1">
          <table:table-cell table:style-name="Table1.A1" office:value-type="string">
            <text:p text:style-name="P14">US2.3</text:p>
            <text:p text:style-name="P14">Enemy can patrol the area where it <text:span text:style-name="T10">has</text:span> spawn, and chase the player when seen</text:p>
            <text:p text:style-name="P14">Priority: high</text:p>
          </table:table-cell>
          <table:table-cell table:style-name="Table1.A1" office:value-type="string">
            <text:p text:style-name="P14">Task: Design intelligent patrol system without preprogrammed paths</text:p>
            <text:p text:style-name="P17">Person: Ahmad Khaled</text:p>
            <text:p text:style-name="P14">EH: 4</text:p>
            <text:p text:style-name="P14">SH: 0</text:p>
            <text:p text:style-name="P14">TH: 4</text:p>
          </table:table-cell>
          <table:table-cell table:style-name="Table1.A1" office:value-type="string">
            <text:p text:style-name="P14">Task: Make the enemy chase the player when seen </text:p>
            <text:p text:style-name="P17">Person: Ahmad Khaled</text:p>
            <text:p text:style-name="P21">EH: 5</text:p>
            <text:p text:style-name="P14">SH: N/A<text:line-break/>TH: 0</text:p>
          </table:table-cell>
          <table:table-cell table:style-name="Table1.A1" office:value-type="string">
            <text:p text:style-name="P14">Task: Design patrol system based on preprogrammed paths</text:p>
            <text:p text:style-name="P17">Person: Ahmad Khaled</text:p>
            <text:p text:style-name="P14">EH: 3</text:p>
            <text:p text:style-name="P14">SH: N/A</text:p>
            <text:p text:style-name="P14">TH: 0</text:p>
          </table:table-cell>
          <table:table-cell table:style-name="Table1.A1" office:value-type="string">
            <text:p text:style-name="P22">Task: <text:span text:style-name="T10">Model the map as a graph and develop basic searching algorithm</text:span></text:p>
            <text:p text:style-name="P23">Person: Ahmad Khaled</text:p>
            <text:p text:style-name="P23">EH: 2</text:p>
            <text:p text:style-name="P23">SH: N/A<text:line-break/>TH: 0</text:p>
            <text:p text:style-name="P24"/>
            <text:p text:style-name="P21">Task: Develop basic vision system</text:p>
            <text:p text:style-name="P23">Person: Ahmad Khaled</text:p>
            <text:p text:style-name="P21">EH: 3</text:p>
            <text:p text:style-name="P21">SH: N/A</text:p>
            <text:p text:style-name="P21">TH: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97ff7"/>
    </style:style>
    <style:style style:name="MT2" style:family="text">
      <style:text-properties officeooo:rsid="0013ffa3"/>
    </style:style>
    <style:style style:name="MT3" style:family="text">
      <style:text-properties fo:font-size="14pt" style:font-size-asian="14pt" style:font-size-complex="14pt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Spring 201<text:span text:style-name="MT1">8</text:span> <text:s text:c="42"/>Project Name: <text:span text:style-name="MT2">Geometry Adventure</text:span><text:tab/><text:tab/> <text:s text:c="9"/><text:tab/>Group Number: <text:span text:style-name="MT2">12</text:span></text:p>
      </style:header>
      <style:footer>
        <text:p text:style-name="MP1"><text:span text:style-name="MT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yed</meta:initial-creator>
    <meta:editing-cycles>10</meta:editing-cycles>
    <meta:creation-date>2012-02-23T12:04:00</meta:creation-date>
    <dc:date>2018-04-10T06:15:38.867612229</dc:date>
    <meta:editing-duration>PT35M7S</meta:editing-duration>
    <meta:generator>LibreOffice/5.4.5.1$Linux_X86_64 LibreOffice_project/40m0$Build-1</meta:generator>
    <meta:document-statistic meta:table-count="1" meta:image-count="0" meta:object-count="0" meta:page-count="2" meta:paragraph-count="128" meta:word-count="396" meta:character-count="2066" meta:non-whitespace-character-count="17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